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33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Forward Strand</text:p>
          </table:table-cell>
          <table:table-cell office:value-type="string">
            <text:p>Reverse Strand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TACTTTTTTT</text:p>
          </table:table-cell>
          <table:table-cell office:value-type="string">
            <text:p>AAAAAAAGT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AAGAAAAATT</text:p>
          </table:table-cell>
          <table:table-cell office:value-type="string">
            <text:p>AATTTTTCTT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TATACATTA</text:p>
          </table:table-cell>
          <table:table-cell office:value-type="string">
            <text:p>TAATGTATAT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AAAATTCTT</text:p>
          </table:table-cell>
          <table:table-cell office:value-type="string">
            <text:p>AAGAATTTTT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TAAAGGAAA</text:p>
          </table:table-cell>
          <table:table-cell office:value-type="string">
            <text:p>TTTCCTTTAT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AAACAATTT</text:p>
          </table:table-cell>
          <table:table-cell office:value-type="string">
            <text:p>AAATTGTTTT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GAAAAGCAAA</text:p>
          </table:table-cell>
          <table:table-cell office:value-type="string">
            <text:p>TTTGCTTTTC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TCAATTATT</text:p>
          </table:table-cell>
          <table:table-cell office:value-type="string">
            <text:p>AATAATTGAA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GTAAGAAAA</text:p>
          </table:table-cell>
          <table:table-cell office:value-type="string">
            <text:p>TTTTCTTACA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AACGTAAAA</text:p>
          </table:table-cell>
          <table:table-cell office:value-type="string">
            <text:p>TTTTACGTTT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GTAAAATTA</text:p>
          </table:table-cell>
          <table:table-cell office:value-type="string">
            <text:p>TAATTTTACA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TTATTTTTG</text:p>
          </table:table-cell>
          <table:table-cell office:value-type="string">
            <text:p>CAAAAATAAG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TTATCCTTT</text:p>
          </table:table-cell>
          <table:table-cell office:value-type="string">
            <text:p>AAAGGATAAT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AAAACATCA</text:p>
          </table:table-cell>
          <table:table-cell office:value-type="string">
            <text:p>TGATGTTTTT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GAGAAAAAT</text:p>
          </table:table-cell>
          <table:table-cell office:value-type="string">
            <text:p>ATTTTTCTCC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TAATCGTAAT</text:p>
          </table:table-cell>
          <table:table-cell office:value-type="string">
            <text:p>ATTACGATTA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GTAAATGAA</text:p>
          </table:table-cell>
          <table:table-cell office:value-type="string">
            <text:p>TTCATTTACT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AATGATGTA</text:p>
          </table:table-cell>
          <table:table-cell office:value-type="string">
            <text:p>TACATCATTT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ACTTTGAAA</text:p>
          </table:table-cell>
          <table:table-cell office:value-type="string">
            <text:p>TTTCAAAGTT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TGGGATTCCA</text:p>
          </table:table-cell>
          <table:table-cell office:value-type="string">
            <text:p>TGGAATCCC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ATTTTCACC</text:p>
          </table:table-cell>
          <table:table-cell office:value-type="string">
            <text:p>GGTGAAAATT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CAGAAACAA</text:p>
          </table:table-cell>
          <table:table-cell office:value-type="string">
            <text:p>TTGTTTCTGT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TCTTATGTT</text:p>
          </table:table-cell>
          <table:table-cell office:value-type="string">
            <text:p>AACATAAGAA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TTCATTGTC</text:p>
          </table:table-cell>
          <table:table-cell office:value-type="string">
            <text:p>GACAATGAAT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TTCTAATTC</text:p>
          </table:table-cell>
          <table:table-cell office:value-type="string">
            <text:p>GAATTAGAAA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ATATCATAA</text:p>
          </table:table-cell>
          <table:table-cell office:value-type="string">
            <text:p>TTATGATATG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TCATTATTG</text:p>
          </table:table-cell>
          <table:table-cell office:value-type="string">
            <text:p>CAATAATGA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TAGAGGAAA</text:p>
          </table:table-cell>
          <table:table-cell office:value-type="string">
            <text:p>TTTCCTCTA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GGAAAAAAG</text:p>
          </table:table-cell>
          <table:table-cell office:value-type="string">
            <text:p>CTTTTTTCC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TCCTTTCTT</text:p>
          </table:table-cell>
          <table:table-cell office:value-type="string">
            <text:p>AAGAAAGGAG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9:37:40</meta:creation-date>
    <dc:date>2012-12-13T13:39:51</dc:date>
    <meta:editing-duration>P1DT14H16M51S</meta:editing-duration>
    <meta:editing-cycles>1</meta:editing-cycles>
    <meta:document-statistic meta:table-count="1" meta:cell-count="93" meta:object-count="0"/>
    <meta:generator>LibreOffice/3.6$Linux_X86_64 LibreOffice_project/360m1$Build-2</meta:generator>
  </office:meta>
</office:document-meta>
</file>